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jercicio 1.</text:span><text:span text:style-name="T2"/></text:p>
      <text:p text:style-name="P1"><text:span text:style-name="T2">1. c)</text:span></text:p>
      <text:p text:style-name="P1"><text:span text:style-name="T2">2. c)</text:span></text:p>
      <text:p text:style-name="P1"><text:span text:style-name="T2">3. c)</text:span></text:p>
      <text:p text:style-name="P1"><text:span text:style-name="T2">4. b)</text:span></text:p>
      <text:p text:style-name="P1"><text:span text:style-name="T2">5. c)</text:span></text:p>
      <text:p text:style-name="P1"><text:span text:style-name="T3"/></text:p>
      <text:p text:style-name="P1"><text:span text:style-name="T3"/></text:p>
      <text:p text:style-name="P1"><text:span text:style-name="T4">Ejercicio 2.</text:span><text:span text:style-name="T5"/></text:p>
      <text:p text:style-name="P1"><text:span text:style-name="T6"/></text:p>
      <text:p text:style-name="P1"><text:span text:style-name="T7">1. Entidad: Es el objeto del que vamos a extraer los atributos.</text:span></text:p>
      <text:p text:style-name="P1"><text:span text:style-name="T7">2. Relación: Asociación entre 2 o más entidades.</text:span></text:p>
      <text:p text:style-name="P1"><text:span text:style-name="T7">3. Atributo de una entidad: Es una propiedad o campo que representa características de una entidad.</text:span></text:p>
      <text:p text:style-name="P1"><text:span text:style-name="T7">4. Identificador de una entidad. Campo o conjunto de campos clave que representa de forma única una característica de una ocurrencia.</text:span></text:p>
      <text:p text:style-name="P1"><text:span text:style-name="T7">5. Atributo de una relación: Característica que se puede obtener unicamente de la relación entre 2 entidades, ya que depende de ellas..</text:span></text:p>
      <text:p text:style-name="P1"><text:span text:style-name="T7">6. Rol de una entidad en una relación: Es la función que se tiene en una relación.</text:span></text:p>
      <text:p text:style-name="P1"><text:span text:style-name="T7">7. Participación de una entidad en una relación: Método por el cual se permiten relacionar dos o más entidades mediante un único campo común. También puede ser una relación mediante la cual se relacione un campo con varios campos. (1,1 o 1,n o n,m)</text:span></text:p>
      <text:p text:style-name="P1"><text:span text:style-name="T7">8. Cardinalidad de una relación: Los valores máximos de cada uno de las entidades en una relación.</text:span></text:p>
      <text:p text:style-name="P1"><text:span text:style-name="T8"/></text:p>
      <text:p text:style-name="P1"><text:span text:style-name="T9">Ejercicio 2.2</text:span></text:p>
      <text:p text:style-name="P1"><text:span text:style-name="T10">Los dos tipos de entidades son entidades fuertes y entidades débiles. Las entidades fuertes son los objetos de los cuales vamos a sacar los atributos. Estas entidades no dependen de otras y pueden ser independientes. </text:span></text:p>
      <text:p text:style-name="P1"><text:span text:style-name="T10">Las entidades débiles son, al igual que las fuertes objetos de los que vamos a sacar atributos, sin embargo, estás entidades débiles dependen de una entidad. Si la entidad de la que dependen deja de existir, no tiene sentido la existencia de esa entidad débil.</text:span></text:p>
      <text:p text:style-name="P1"><text:span text:style-name="T11"/></text:p>
      <text:p text:style-name="P1"><text:span text:style-name="T12">Ejercicio 2.3</text:span></text:p>
      <text:p text:style-name="P1"><text:span text:style-name="T13"/></text:p>
      <text:p text:style-name="P1"><text:span text:style-name="T14">0,0: Las entidades no tienen ninguna relación entre si.</text:span></text:p>
      <text:p text:style-name="P1"><text:span text:style-name="T14">0,1: Las entidades pueden tener entre 0 y un valor que permiten que se relacione con otra.</text:span></text:p>
      <text:p text:style-name="P1"><text:span text:style-name="T14">1:1: Las dos entidades pueden tener tan solo un valor con el que relacionarse con la otra entidad.</text:span></text:p>
      <text:p text:style-name="P1"><text:span text:style-name="T14">1,n: Una entidad puede relacionarse de uno a muchos, con la que por ejemplo una persona puede tener muchos coches.</text:span></text:p>
      <text:p text:style-name="P1"><text:span text:style-name="T14">N,m: También una de muchos a muchos, con la que por ejemplo muchas personas pueden tener muchos coches.</text:span></text:p>
      <text:p text:style-name="P1"><text:span text:style-name="T15"/></text:p>
      <text:p text:style-name="P1"><text:span text:style-name="T16">Ejercicio 2.4</text:span><text:span text:style-name="T17"/></text:p>
      <text:p text:style-name="P1"><text:span text:style-name="T17">Dependencia de existencia: El caso de dependencia en que una entidad débil necesita de la existencia de una entidad fuerte para existir.</text:span></text:p>
      <text:p text:style-name="P1"><text:span text:style-name="T18"/></text:p>
      <text:p text:style-name="P1"><text:span text:style-name="T19">Dependencia de identificación: El caso de dependencia en el que una entidad débil necesita de la existencia de un entidad fuerte para identificarse.</text:span></text:p>
      <text:p text:style-name="P1"><text:span text:style-name="T20"/></text:p>
      <text:p text:style-name="P1"><text:span text:style-name="T20"/></text:p>
      <text:p text:style-name="P1"><text:span text:style-name="T21">Ejercicio 2.5</text:span></text:p>
      <text:p text:style-name="P1"><text:span text:style-name="T22">La restricción de exclusividad es la cual mediante una entidad no puede tener dos relaciones a la vez por algún motivo. Por ejemplo, en una clase, se puede ser un profesor o un alumno.</text:span></text:p>
      <text:p text:style-name="P1"><text:span text:style-name="T23"/></text:p>
      <text:p text:style-name="P1"><text:span text:style-name="T24">Ejercicio 2.6</text:span></text:p>
      <text:p text:style-name="P1"><text:span text:style-name="T25"/></text:p>
      <text:p text:style-name="P1"><text:span text:style-name="T26">Es una restricción mediante la cual se debe participar primero en la relación R1 para poder participar en la relación R2. Por ejemplo necesitas 2 cursos para poder entrar en una empresa.</text:span></text:p>
      <text:p text:style-name="P1"><text:span text:style-name="T27"/></text:p>
      <text:p text:style-name="P1"><text:span text:style-name="T28">Ejercicio 2.7</text:span></text:p>
      <text:p text:style-name="P1"><text:span text:style-name="T29"/></text:p>
      <text:p text:style-name="P1"><text:span text:style-name="T30">1. No hay entidades débiles.</text:span></text:p>
      <text:p text:style-name="P1"><text:span text:style-name="T30">2. Tiene y juega. Un equipo tiene muchos jugadores pero un jugador tiene un equipo. Un jugador juega muchos partidos y en un partido juegan muchos jugadores.</text:span></text:p>
      <text:p text:style-name="P1"><text:span text:style-name="T30">3. No.</text:span></text:p>
      <text:p text:style-name="P1"><text:span text:style-name="T30">4. Para equipo el código de equipo sería el identificador. Después tendría el nombre, presidente, escudo, dirección de la sede…</text:span></text:p>
      <text:p text:style-name="P1"><text:span text:style-name="T30">Para el jugador tendría un código de jugador. Después tendría el nombre, apellidos, fecha de nacimiento, dorsal, dirección.</text:span></text:p>
      <text:p text:style-name="P1"><text:span text:style-name="T30">Para el partido sería el código de partido. Después tendría el árbitro, campo, fecha.</text:span></text:p>
      <text:p text:style-name="P1"><text:span text:style-name="T31"/></text:p>
      <text:p text:style-name="P1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